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c7152" officeooo:paragraph-rsid="001c7152"/>
    </style:style>
    <style:style style:name="P2" style:family="paragraph" style:parent-style-name="Text_20_body">
      <style:text-properties officeooo:rsid="001c7152" officeooo:paragraph-rsid="002d2987"/>
    </style:style>
    <style:style style:name="P3" style:family="paragraph" style:parent-style-name="Text_20_body">
      <style:text-properties officeooo:rsid="002137b9" officeooo:paragraph-rsid="002137b9"/>
    </style:style>
    <style:style style:name="P4" style:family="paragraph" style:parent-style-name="Text_20_body">
      <style:text-properties officeooo:rsid="00200665" officeooo:paragraph-rsid="001c7152"/>
    </style:style>
    <style:style style:name="P5" style:family="paragraph" style:parent-style-name="Text_20_body">
      <style:text-properties officeooo:rsid="0029d34b" officeooo:paragraph-rsid="0029d34b"/>
    </style:style>
    <style:style style:name="P6" style:family="paragraph" style:parent-style-name="Text_20_body">
      <style:text-properties officeooo:rsid="002a5317" officeooo:paragraph-rsid="002b51ae"/>
    </style:style>
    <style:style style:name="P7" style:family="paragraph" style:parent-style-name="Text_20_body">
      <style:text-properties officeooo:rsid="002a5317" officeooo:paragraph-rsid="002d2987"/>
    </style:style>
    <style:style style:name="P8" style:family="paragraph" style:parent-style-name="Text_20_body">
      <style:text-properties officeooo:rsid="002c33ae" officeooo:paragraph-rsid="002cb2be"/>
    </style:style>
    <style:style style:name="P9" style:family="paragraph" style:parent-style-name="Text_20_body">
      <style:text-properties officeooo:rsid="002cb2be" officeooo:paragraph-rsid="002d2987"/>
    </style:style>
    <style:style style:name="P10" style:family="paragraph" style:parent-style-name="Text_20_body">
      <style:text-properties officeooo:rsid="002d2987" officeooo:paragraph-rsid="002d2987"/>
    </style:style>
    <style:style style:name="P11" style:family="paragraph" style:parent-style-name="Text_20_body">
      <style:text-properties fo:font-size="7pt" officeooo:rsid="002efa7f" officeooo:paragraph-rsid="003419c9" style:font-size-asian="7pt" style:font-size-complex="7pt"/>
    </style:style>
    <style:style style:name="T1" style:family="text">
      <style:text-properties officeooo:rsid="00243202"/>
    </style:style>
    <style:style style:name="T2" style:family="text">
      <style:text-properties officeooo:rsid="0027112d"/>
    </style:style>
    <style:style style:name="T3" style:family="text">
      <style:text-properties officeooo:rsid="0028e252"/>
    </style:style>
    <style:style style:name="T4" style:family="text">
      <style:text-properties officeooo:rsid="002a5317"/>
    </style:style>
    <style:style style:name="T5" style:family="text">
      <style:text-properties officeooo:rsid="002b51ae"/>
    </style:style>
    <style:style style:name="T6" style:family="text">
      <style:text-properties officeooo:rsid="002d2987"/>
    </style:style>
    <style:style style:name="T7" style:family="text">
      <style:text-properties officeooo:rsid="002e5ca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f4fc6" style:font-weight-asian="normal" style:font-weight-complex="normal"/>
    </style:style>
    <style:style style:name="T10" style:family="text">
      <style:text-properties officeooo:rsid="003915b1"/>
    </style:style>
    <style:style style:name="T11" style:family="text">
      <style:text-properties style:text-underline-style="none" fo:font-weight="normal" officeooo:rsid="002f4fc6" style:font-weight-asian="normal" style:font-weight-complex="normal"/>
    </style:style>
    <style:style style:name="T12" style:family="text">
      <style:text-properties officeooo:rsid="00395f68"/>
    </style:style>
    <style:style style:name="T13" style:family="text">
      <style:text-properties officeooo:rsid="0039e5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0">M</text:span>emory allocation</text:h>
      <text:p text:style-name="P11">180727, updated 8.<text:span text:style-name="T13">1</text:span>.20<text:span text:style-name="T13">20</text:span>/pekka</text:p>
      <text:p text:style-name="P4"><text:span text:style-name="T1">Heap based </text:span>dynamic memory allocation i<text:span text:style-name="T1">s used by default in </text:span>systems that support it. <text:span text:style-name="T2">Anyhow using heap based memory allocation </text:span>is not recommended for micro controllers or other systems with limited memory resources, <text:span text:style-name="T2">even if it was supported</text:span>.<text:span text:style-name="T8"> </text:span><text:span text:style-name="T9">I recommend to </text:span><text:span text:style-name="T11">set up dedicated memory pool in micro controller environments.</text:span><text:span text:style-name="T9"> It can be set up also for linux/windows, which is useful when developing code to run in micro controllers in PC environment.</text:span></text:p>
      <text:p text:style-name="P1"/>
      <text:p text:style-name="P3">The OSAL_DYNAMIC_MEMORY_ALLOCATION <text:span text:style-name="T3">define (OS abstraction layer, eosal library) is set depending if</text:span> dynamic memory allocation is <text:span text:style-name="T3">supported for the system</text:span>, either 1 or 0. <text:span text:style-name="T3">This usually follows </text:span>system specific defaults, but this can be overridden by setting <text:span text:style-name="T3">the </text:span>compiler define.</text:p>
      <text:p text:style-name="P3"/>
      <text:p text:style-name="P5">The <text:span text:style-name="T12">IOCOM</text:span> library has it’s own functions for memory allocation, <text:span text:style-name="T4">ioc_malloc() and ioc_free()</text:span>.</text:p>
      <text:p text:style-name="P6">By default these map directly to <text:span text:style-name="T5">corresponding </text:span>eosal library memory allocation <text:span text:style-name="T5">functions.</text:span></text:p>
      <text:p text:style-name="P6"/>
      <text:p text:style-name="P8">The trick is here: A static memory buffer can be as memory pool for the ioal library. </text:p>
      <text:p text:style-name="P9">Function ioc_set_memory_pool() stores buffer pointer within the iocRoot structure.</text:p>
      <text:p text:style-name="P10">If pool is set:</text:p>
      <text:p text:style-name="P10">- The pool is dedicated to one iocRoot structure.</text:p>
      <text:p text:style-name="P10">- All memory needed by the iocom library is allocated from the pool.</text:p>
      <text:p text:style-name="P10">- No dynamic memory allocation is used.</text:p>
      <text:p text:style-name="P7">- <text:span text:style-name="T6">Necessary pool size can be calculated precisely from maximum number of connections, number of registers, etc, communication detail.</text:span></text:p>
      <text:p text:style-name="P7">- <text:span text:style-name="T7">No fragmentation can occur, blocks are never split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2-12T19:10:50.561444075</dc:date>
    <meta:editing-duration>PT50M47S</meta:editing-duration>
    <meta:editing-cycles>29</meta:editing-cycles>
    <meta:generator>LibreOffice/6.2.4.2$Linux_X86_64 LibreOffice_project/20$Build-2</meta:generator>
    <meta:document-statistic meta:table-count="0" meta:image-count="0" meta:object-count="0" meta:page-count="1" meta:paragraph-count="14" meta:word-count="229" meta:character-count="1471" meta:non-whitespace-character-count="1255"/>
  </office:meta>
</office:document-meta>
</file>